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style:font-name="Liberation Sans" style:font-name-asian="DejaVu Sans" style:font-name-complex="Lohit Hindi"/>
    </style:style>
    <style:style style:name="ce13" style:family="table-cell" style:parent-style-name="Default">
      <style:table-cell-properties fo:background-color="#ff33ff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1.2083in" svg:y="7.1303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1.065in" svg:y="3.3988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 R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2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2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P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69]+[.J169]+[.K169]+[.L169]+[.M169]+[.N169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0]+[.J170]+[.K170]+[.L170]+[.M170]+[.N170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1]+[.J171]+[.K171]+[.L171]+[.M171]+[.N171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7" table:formula="of:=SUM([.I172]+[.J172]+[.K172]+[.L172]+[.M172]+[.N17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I173]+[.J173]+[.K173]+[.L173]+[.M173]+[.N17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4]+[.J174]+[.K174]+[.L174]+[.M174]+[.N174])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69]+[.I170]+[.I171]+[.I172]+[.I173]+[.I174])" office:value-type="float" office:value="21" calcext:value-type="float">
            <text:p>21</text:p>
          </table:table-cell>
          <table:table-cell table:style-name="ce7" table:formula="of:=SUM([.J169]+[.J170]+[.J171]+[.J172]+[.J173]+[.J174])" office:value-type="float" office:value="29" calcext:value-type="float">
            <text:p>29</text:p>
          </table:table-cell>
          <table:table-cell table:style-name="ce7" table:formula="of:=SUM([.K169]+[.K170]+[.K171]+[.K172]+[.K173]+[.K174])" office:value-type="float" office:value="20" calcext:value-type="float">
            <text:p>20</text:p>
          </table:table-cell>
          <table:table-cell table:style-name="ce7" table:formula="of:=SUM([.L169]+[.L170]+[.L171]+[.L172]+[.L173]+[.L174])" office:value-type="float" office:value="91" calcext:value-type="float">
            <text:p>91</text:p>
          </table:table-cell>
          <table:table-cell table:style-name="ce7" table:formula="of:=SUM([.M169]+[.M170]+[.M171]+[.M172]+[.M173]+[.M174])" office:value-type="float" office:value="26" calcext:value-type="float">
            <text:p>26</text:p>
          </table:table-cell>
          <table:table-cell table:style-name="ce7" table:formula="of:=SUM([.N169]+[.N170]+[.N171]+[.N172]+[.N173]+[.N174])" office:value-type="float" office:value="0" calcext:value-type="float">
            <text:p>0</text:p>
          </table:table-cell>
          <table:table-cell table:style-name="ce7" table:formula="of:=[.O169]+[.O170]+[.O171]+[.O172]+[.O173]+[.O174]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67]*[.I175]" office:value-type="float" office:value="630" calcext:value-type="float">
            <text:p>630</text:p>
          </table:table-cell>
          <table:table-cell table:style-name="ce7" table:formula="of:=[.J167]*[.J175]" office:value-type="float" office:value="580" calcext:value-type="float">
            <text:p>580</text:p>
          </table:table-cell>
          <table:table-cell table:style-name="ce7" table:formula="of:=[.K167]*[.K175]" office:value-type="float" office:value="500" calcext:value-type="float">
            <text:p>500</text:p>
          </table:table-cell>
          <table:table-cell table:style-name="ce7" table:formula="of:=[.L167]*[.L175]" office:value-type="float" office:value="2002" calcext:value-type="float">
            <text:p>2002</text:p>
          </table:table-cell>
          <table:table-cell table:style-name="ce7" table:formula="of:=[.M167]*[.M175]" office:value-type="float" office:value="390" calcext:value-type="float">
            <text:p>390</text:p>
          </table:table-cell>
          <table:table-cell table:style-name="ce7" table:formula="of:=[.N167]*[.N175]" office:value-type="float" office:value="0" calcext:value-type="float">
            <text:p>0</text:p>
          </table:table-cell>
          <table:table-cell table:style-name="ce7" table:formula="of:=[.I176]+[.J176]+[.K176]+[.L176]+[.M176]+[.N176]" office:value-type="float" office:value="4102" calcext:value-type="float">
            <text:p>4102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ore verificatore</text:p>
          </table:table-cell>
          <table:table-cell table:formula="of:=[.M175]" office:value-type="float" office:value="26" calcext:value-type="float">
            <text:p>26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44]-[.O176]" office:value-type="float" office:value="162" calcext:value-type="float">
            <text:p>162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Q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UM([.I187]+[.J187]+[.K187]+[.L187]+[.M187]+[.N187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SUM([.I188]+[.J188]+[.K188]+[.L188]+[.M188]+[.N188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SUM([.I189]+[.J189]+[.K189]+[.L189]+[.M189]+[.N189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UM([.I190]+[.J190]+[.K190]+[.L190]+[.M190]+[.N190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SUM([.I191]+[.J191]+[.K191]+[.L191]+[.M191]+[.N191])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I192]+[.J192]+[.K192]+[.L192]+[.M192]+[.N192]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87]+[.I188]+[.I189]+[.I190]+[.I191]+[.I192])" office:value-type="float" office:value="12" calcext:value-type="float">
            <text:p>12</text:p>
          </table:table-cell>
          <table:table-cell table:style-name="ce7" table:formula="of:=SUM([.J187]+[.J188]+[.J189]+[.J190]+[.J191]+[.J192])" office:value-type="float" office:value="15" calcext:value-type="float">
            <text:p>15</text:p>
          </table:table-cell>
          <table:table-cell table:style-name="ce7" table:formula="of:=SUM([.K187]+[.K188]+[.K189]+[.K190]+[.K191]+[.K192])" office:value-type="float" office:value="23" calcext:value-type="float">
            <text:p>23</text:p>
          </table:table-cell>
          <table:table-cell table:style-name="ce7" table:formula="of:=SUM([.L187]+[.L188]+[.L189]+[.L190]+[.L191]+[.L192])" office:value-type="float" office:value="101" calcext:value-type="float">
            <text:p>101</text:p>
          </table:table-cell>
          <table:table-cell table:style-name="ce7" table:formula="of:=SUM([.M187]+[.M188]+[.M189]+[.M190]+[.M191]+[.M192])" office:value-type="float" office:value="48" calcext:value-type="float">
            <text:p>48</text:p>
          </table:table-cell>
          <table:table-cell table:style-name="ce7" table:formula="of:=SUM([.N187]+[.N188]+[.N189]+[.N190]+[.N191]+[.N192])" office:value-type="float" office:value="34" calcext:value-type="float">
            <text:p>34</text:p>
          </table:table-cell>
          <table:table-cell table:style-name="ce7" table:formula="of:=[.O187]+[.O188]+[.O189]+[.O190]+[.O191]+[.O192]"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85]*[.I193]" office:value-type="float" office:value="360" calcext:value-type="float">
            <text:p>360</text:p>
          </table:table-cell>
          <table:table-cell table:style-name="ce7" table:formula="of:=[.J185]*[.J193]" office:value-type="float" office:value="300" calcext:value-type="float">
            <text:p>300</text:p>
          </table:table-cell>
          <table:table-cell table:style-name="ce7" table:formula="of:=[.K185]*[.K193]" office:value-type="float" office:value="575" calcext:value-type="float">
            <text:p>575</text:p>
          </table:table-cell>
          <table:table-cell table:style-name="ce7" table:formula="of:=[.L185]*[.L193]" office:value-type="float" office:value="2222" calcext:value-type="float">
            <text:p>2222</text:p>
          </table:table-cell>
          <table:table-cell table:style-name="ce7" table:formula="of:=[.M185]*[.M193]" office:value-type="float" office:value="720" calcext:value-type="float">
            <text:p>720</text:p>
          </table:table-cell>
          <table:table-cell table:style-name="ce7" table:formula="of:=[.N185]*[.N193]" office:value-type="float" office:value="510" calcext:value-type="float">
            <text:p>510</text:p>
          </table:table-cell>
          <table:table-cell table:style-name="ce7" table:formula="of:=[.I194]+[.J194]+[.K194]+[.L194]+[.M194]+[.N194]" office:value-type="float" office:value="4687" calcext:value-type="float">
            <text:p>468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VALORI DA METTERE 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I195]+[.J195]+[.K195]+[.L195]+[.M195]+[.N195]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FASULLI </text:p>
          </table:table-cell>
          <table:table-cell table:style-name="ce1" table:formula="of:=[.I185]*[.I195]" office:value-type="float" office:value="180" calcext:value-type="float">
            <text:p>180</text:p>
          </table:table-cell>
          <table:table-cell table:style-name="ce1" table:formula="of:=[.J185]*[.J195]" office:value-type="float" office:value="120" calcext:value-type="float">
            <text:p>120</text:p>
          </table:table-cell>
          <table:table-cell table:style-name="ce1" table:formula="of:=[.K185]*[.K195]" office:value-type="float" office:value="375" calcext:value-type="float">
            <text:p>375</text:p>
          </table:table-cell>
          <table:table-cell table:style-name="ce1" table:formula="of:=[.L185]*[.L195]" office:value-type="float" office:value="3674" calcext:value-type="float">
            <text:p>3674</text:p>
          </table:table-cell>
          <table:table-cell table:style-name="ce1" table:formula="of:=[.M185]*[.M195]" office:value-type="float" office:value="600" calcext:value-type="float">
            <text:p>600</text:p>
          </table:table-cell>
          <table:table-cell table:style-name="ce1" table:formula="of:=[.N185]*[.N195]" office:value-type="float" office:value="720" calcext:value-type="float">
            <text:p>720</text:p>
          </table:table-cell>
          <table:table-cell table:style-name="ce1" table:formula="of:=[.I196]+[.J196]+[.K196]+[.L196]+[.M196]+[.N196]" office:value-type="float" office:value="5669" calcext:value-type="float">
            <text:p>5669</text:p>
          </table:table-cell>
          <table:table-cell table:formula="of:=[.I70]-[.O196]" office:value-type="float" office:value="-197" calcext:value-type="float">
            <text:p>-197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4" calcext:value-type="float">
            <text:p>64</text:p>
          </table:table-cell>
          <table:table-cell table:formula="of:=[.I197]+[.J197]+[.K197]+[.L197]+[.M197]+[.N197]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ore verificatore</text:p>
          </table:table-cell>
          <table:table-cell table:formula="of:=[.M193]" office:value-type="float" office:value="48" calcext:value-type="float">
            <text:p>48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70]-[.O194]" office:value-type="float" office:value="785" calcext:value-type="float">
            <text:p>785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A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Botte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vanni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santangel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seresin</text:p>
          </table:table-cell>
          <table:table-cell table:style-name="ce5" table:number-columns-repeated="4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8"/>
          <table:table-cell table:formula="of:=[.I206]+[.I207]+[.I208]+[.I209]+[.I210]+[.I211]" office:value-type="float" office:value="2" calcext:value-type="float">
            <text:p>2</text:p>
          </table:table-cell>
          <table:table-cell table:style-name="Default" table:formula="of:=[.J206]+[.J207]+[.J208]+[.J209]+[.J210]+[.J211]" office:value-type="float" office:value="2" calcext:value-type="float">
            <text:p>2</text:p>
          </table:table-cell>
          <table:table-cell table:formula="of:=[.K206]+[.K207]+[.K208]+[.K209]+[.K210]+[.K211]" office:value-type="float" office:value="0" calcext:value-type="float">
            <text:p>0</text:p>
          </table:table-cell>
          <table:table-cell table:formula="of:=[.L206]+[.L207]+[.L208]+[.L209]+[.L210]+[.L211]" office:value-type="float" office:value="0" calcext:value-type="float">
            <text:p>0</text:p>
          </table:table-cell>
          <table:table-cell table:formula="of:=[.M206]+[.M207]+[.M208]+[.M209]+[.M210]+[.M211]" office:value-type="float" office:value="148" calcext:value-type="float">
            <text:p>148</text:p>
          </table:table-cell>
          <table:table-cell table:formula="of:=[.N206]+[.N207]+[.N208]+[.N209]+[.N210]+[.N211]" office:value-type="float" office:value="20" calcext:value-type="float">
            <text:p>20</text:p>
          </table:table-cell>
          <table:table-cell table:formula="of:=[.I212]+[.J212]+[.K212]+[.L212]+[.M212]+[.N212]" office:value-type="float" office:value="172" calcext:value-type="float">
            <text:p>17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osto per ruolo</text:p>
          </table:table-cell>
          <table:table-cell table:formula="of:=[.I212]*[.I204]" office:value-type="float" office:value="60" calcext:value-type="float">
            <text:p>60</text:p>
          </table:table-cell>
          <table:table-cell table:style-name="Default" table:formula="of:=[.J212]*[.J204]" office:value-type="float" office:value="40" calcext:value-type="float">
            <text:p>40</text:p>
          </table:table-cell>
          <table:table-cell table:formula="of:=[.K212]*[.K204]" office:value-type="float" office:value="0" calcext:value-type="float">
            <text:p>0</text:p>
          </table:table-cell>
          <table:table-cell table:formula="of:=[.L212]*[.L204]" office:value-type="float" office:value="0" calcext:value-type="float">
            <text:p>0</text:p>
          </table:table-cell>
          <table:table-cell table:formula="of:=[.M212]*[.M204]" office:value-type="float" office:value="2220" calcext:value-type="float">
            <text:p>2220</text:p>
          </table:table-cell>
          <table:table-cell table:formula="of:=[.N212]*[.N204]" office:value-type="float" office:value="300" calcext:value-type="float">
            <text:p>300</text:p>
          </table:table-cell>
          <table:table-cell table:formula="of:=[.I213]+[.J213]+[.K213]+[.L213]+[.M213]+[.N213]" office:value-type="float" office:value="2620" calcext:value-type="float">
            <text:p>2620</text:p>
          </table:table-cell>
          <table:table-cell table:number-columns-repeated="4"/>
        </table:table-row>
        <table:table-row table:style-name="ro3" table:number-rows-repeated="5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table:style-name="ce10" office:value-type="string" calcext:value-type="string">
            <text:p>CON RR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Quadro Generale Consuntivo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Botter</text:p>
          </table:table-cell>
          <table:table-cell table:style-name="ce5" table:formula="of:=[.I187]+[.I169]+[.M4]+[.I238]" office:value-type="float" office:value="10" calcext:value-type="float">
            <text:p>10</text:p>
          </table:table-cell>
          <table:table-cell table:style-name="ce5" table:formula="of:=[.J187]+[.J169]+[.N4]+[.J238]" office:value-type="float" office:value="2" calcext:value-type="float">
            <text:p>2</text:p>
          </table:table-cell>
          <table:table-cell table:style-name="ce5" table:formula="of:=[.K187]+[.K169]+[.O4]+[.K238]" office:value-type="float" office:value="23" calcext:value-type="float">
            <text:p>23</text:p>
          </table:table-cell>
          <table:table-cell table:style-name="ce5" table:formula="of:=[.L187]+[.L169]+[.P4]+[.L238]" office:value-type="float" office:value="38" calcext:value-type="float">
            <text:p>38</text:p>
          </table:table-cell>
          <table:table-cell table:style-name="ce5" table:formula="of:=[.M187]+[.M169]+[.Q4]+[.M238]" office:value-type="float" office:value="29" calcext:value-type="float">
            <text:p>29</text:p>
          </table:table-cell>
          <table:table-cell table:style-name="ce5" table:formula="of:=[.N187]+[.N169]+[.R4]+[.N238]" office:value-type="float" office:value="9" calcext:value-type="float">
            <text:p>9</text:p>
          </table:table-cell>
          <table:table-cell table:style-name="ce7" table:formula="of:=SUM([.I222]+[.J222]+[.K222]+[.L222]+[.M222]+[.N222])" office:value-type="float" office:value="111" calcext:value-type="float">
            <text:p>1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vanni</text:p>
          </table:table-cell>
          <table:table-cell table:style-name="ce5" table:formula="of:=[.I188]+[.I170]+[.M5]+[.I239]" office:value-type="float" office:value="8" calcext:value-type="float">
            <text:p>8</text:p>
          </table:table-cell>
          <table:table-cell table:style-name="ce5" table:formula="of:=[.J188]+[.J170]+[.N5]+[.J239]" office:value-type="float" office:value="8" calcext:value-type="float">
            <text:p>8</text:p>
          </table:table-cell>
          <table:table-cell table:style-name="ce5" table:formula="of:=[.K188]+[.K170]+[.O5]+[.K239]" office:value-type="float" office:value="27" calcext:value-type="float">
            <text:p>27</text:p>
          </table:table-cell>
          <table:table-cell table:style-name="ce5" table:formula="of:=[.L188]+[.L170]+[.P5]+[.L239]" office:value-type="float" office:value="35" calcext:value-type="float">
            <text:p>35</text:p>
          </table:table-cell>
          <table:table-cell table:style-name="ce5" table:formula="of:=[.M188]+[.M170]+[.Q5]+[.M239]" office:value-type="float" office:value="29" calcext:value-type="float">
            <text:p>29</text:p>
          </table:table-cell>
          <table:table-cell table:style-name="ce5" table:formula="of:=[.N188]+[.N170]+[.R5]+[.N239]" office:value-type="float" office:value="14" calcext:value-type="float">
            <text:p>14</text:p>
          </table:table-cell>
          <table:table-cell table:style-name="ce7" table:formula="of:=SUM([.I223]+[.J223]+[.K223]+[.L223]+[.M223]+[.N223])" office:value-type="float" office:value="121" calcext:value-type="float">
            <text:p>12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rcomin</text:p>
          </table:table-cell>
          <table:table-cell table:style-name="ce5" table:formula="of:=[.I189]+[.I171]+[.M6]+[.I240]" office:value-type="float" office:value="6" calcext:value-type="float">
            <text:p>6</text:p>
          </table:table-cell>
          <table:table-cell table:style-name="ce5" table:formula="of:=[.J189]+[.J171]+[.N6]+[.J240]" office:value-type="float" office:value="7" calcext:value-type="float">
            <text:p>7</text:p>
          </table:table-cell>
          <table:table-cell table:style-name="ce5" table:formula="of:=[.K189]+[.K171]+[.O6]+[.K240]" office:value-type="float" office:value="20" calcext:value-type="float">
            <text:p>20</text:p>
          </table:table-cell>
          <table:table-cell table:style-name="ce5" table:formula="of:=[.L189]+[.L171]+[.P6]+[.L240]" office:value-type="float" office:value="35" calcext:value-type="float">
            <text:p>35</text:p>
          </table:table-cell>
          <table:table-cell table:style-name="ce5" table:formula="of:=[.M189]+[.M171]+[.Q6]+[.M240]" office:value-type="float" office:value="29" calcext:value-type="float">
            <text:p>29</text:p>
          </table:table-cell>
          <table:table-cell table:style-name="ce5" table:formula="of:=[.N189]+[.N171]+[.R6]+[.N240]" office:value-type="float" office:value="12" calcext:value-type="float">
            <text:p>12</text:p>
          </table:table-cell>
          <table:table-cell table:style-name="ce7" table:formula="of:=SUM([.I224]+[.J224]+[.K224]+[.L224]+[.M224]+[.N224])" office:value-type="float" office:value="109" calcext:value-type="float">
            <text:p>10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avide Quaglio</text:p>
          </table:table-cell>
          <table:table-cell table:style-name="ce5" table:formula="of:=[.I190]+[.I172]+[.M7]+[.I241]" office:value-type="float" office:value="33" calcext:value-type="float">
            <text:p>33</text:p>
          </table:table-cell>
          <table:table-cell table:style-name="ce5" table:formula="of:=[.J190]+[.J172]+[.N7]+[.J241]" office:value-type="float" office:value="11" calcext:value-type="float">
            <text:p>11</text:p>
          </table:table-cell>
          <table:table-cell table:style-name="ce5" table:formula="of:=[.K190]+[.K172]+[.O7]+[.K241]" office:value-type="float" office:value="12" calcext:value-type="float">
            <text:p>12</text:p>
          </table:table-cell>
          <table:table-cell table:style-name="ce5" table:formula="of:=[.L190]+[.L172]+[.P7]+[.L241]" office:value-type="float" office:value="34" calcext:value-type="float">
            <text:p>34</text:p>
          </table:table-cell>
          <table:table-cell table:style-name="ce5" table:formula="of:=[.M190]+[.M172]+[.Q7]+[.M241]" office:value-type="float" office:value="38" calcext:value-type="float">
            <text:p>38</text:p>
          </table:table-cell>
          <table:table-cell table:style-name="ce5" table:formula="of:=[.N190]+[.N172]+[.R7]+[.N241]" office:value-type="float" office:value="11" calcext:value-type="float">
            <text:p>11</text:p>
          </table:table-cell>
          <table:table-cell table:style-name="ce7" table:formula="of:=SUM([.I225]+[.J225]+[.K225]+[.L225]+[.M225]+[.N225])" office:value-type="float" office:value="139" calcext:value-type="float">
            <text:p>13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santangelo</text:p>
          </table:table-cell>
          <table:table-cell table:style-name="ce5" table:formula="of:=[.I191]+[.I173]+[.M8]+[.I242]" office:value-type="float" office:value="2" calcext:value-type="float">
            <text:p>2</text:p>
          </table:table-cell>
          <table:table-cell table:style-name="ce5" table:formula="of:=[.J191]+[.J173]+[.N8]+[.J242]" office:value-type="float" office:value="27" calcext:value-type="float">
            <text:p>27</text:p>
          </table:table-cell>
          <table:table-cell table:style-name="ce5" table:formula="of:=[.K191]+[.K173]+[.O8]+[.K242]" office:value-type="float" office:value="11" calcext:value-type="float">
            <text:p>11</text:p>
          </table:table-cell>
          <table:table-cell table:style-name="ce5" table:formula="of:=[.L191]+[.L173]+[.P8]+[.L242]" office:value-type="float" office:value="22" calcext:value-type="float">
            <text:p>22</text:p>
          </table:table-cell>
          <table:table-cell table:style-name="ce5" table:formula="of:=[.M191]+[.M173]+[.Q8]+[.M242]" office:value-type="float" office:value="58" calcext:value-type="float">
            <text:p>58</text:p>
          </table:table-cell>
          <table:table-cell table:style-name="ce5" table:formula="of:=[.N191]+[.N173]+[.R8]+[.N242]" office:value-type="float" office:value="7" calcext:value-type="float">
            <text:p>7</text:p>
          </table:table-cell>
          <table:table-cell table:style-name="ce7" table:formula="of:=SUM([.I226]+[.J226]+[.K226]+[.L226]+[.M226]+[.N226])" office:value-type="float" office:value="127" calcext:value-type="float">
            <text:p>12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seresin</text:p>
          </table:table-cell>
          <table:table-cell table:style-name="ce5" table:formula="of:=[.I192]+[.I174]+[.M9]+[.I243]" office:value-type="float" office:value="4" calcext:value-type="float">
            <text:p>4</text:p>
          </table:table-cell>
          <table:table-cell table:style-name="ce5" table:formula="of:=[.J192]+[.J174]+[.N9]+[.J243]" office:value-type="float" office:value="23" calcext:value-type="float">
            <text:p>23</text:p>
          </table:table-cell>
          <table:table-cell table:style-name="ce5" table:formula="of:=[.K192]+[.K174]+[.O9]+[.K243]" office:value-type="float" office:value="18" calcext:value-type="float">
            <text:p>18</text:p>
          </table:table-cell>
          <table:table-cell table:style-name="ce5" table:formula="of:=[.L192]+[.L174]+[.P9]+[.L243]" office:value-type="float" office:value="32" calcext:value-type="float">
            <text:p>32</text:p>
          </table:table-cell>
          <table:table-cell table:style-name="ce5" table:formula="of:=[.M192]+[.M174]+[.Q9]+[.M243]" office:value-type="float" office:value="44" calcext:value-type="float">
            <text:p>44</text:p>
          </table:table-cell>
          <table:table-cell table:style-name="ce5" table:formula="of:=[.N192]+[.N174]+[.R9]+[.N243]" office:value-type="float" office:value="7" calcext:value-type="float">
            <text:p>7</text:p>
          </table:table-cell>
          <table:table-cell table:style-name="ce7" table:formula="of:=SUM([.I227]+[.J227]+[.K227]+[.L227]+[.M227]+[.N227])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number-columns-repeated="8"/>
          <table:table-cell table:formula="of:=[.I222]+[.I223]+[.I224]+[.I225]+[.I226]+[.I227]" office:value-type="float" office:value="63" calcext:value-type="float">
            <text:p>63</text:p>
          </table:table-cell>
          <table:table-cell table:style-name="Default" table:formula="of:=[.J222]+[.J223]+[.J224]+[.J225]+[.J226]+[.J227]" office:value-type="float" office:value="78" calcext:value-type="float">
            <text:p>78</text:p>
          </table:table-cell>
          <table:table-cell table:formula="of:=[.K222]+[.K223]+[.K224]+[.K225]+[.K226]+[.K227]" office:value-type="float" office:value="111" calcext:value-type="float">
            <text:p>111</text:p>
          </table:table-cell>
          <table:table-cell table:formula="of:=[.L222]+[.L223]+[.L224]+[.L225]+[.L226]+[.L227]" office:value-type="float" office:value="196" calcext:value-type="float">
            <text:p>196</text:p>
          </table:table-cell>
          <table:table-cell table:formula="of:=[.M222]+[.M223]+[.M224]+[.M225]+[.M226]+[.M227]" office:value-type="float" office:value="227" calcext:value-type="float">
            <text:p>227</text:p>
          </table:table-cell>
          <table:table-cell table:formula="of:=[.N222]+[.N223]+[.N224]+[.N225]+[.N226]+[.N227]" office:value-type="float" office:value="60" calcext:value-type="float">
            <text:p>60</text:p>
          </table:table-cell>
          <table:table-cell table:style-name="ce7" table:formula="of:=SUM([.I228]+[.J228]+[.K228]+[.L228]+[.M228]+[.N228])" office:value-type="float" office:value="735" calcext:value-type="float">
            <text:p>735</text:p>
          </table:table-cell>
          <table:table-cell table:formula="of:=[.O228]/6" office:value-type="float" office:value="122.5" calcext:value-type="float">
            <text:p>122.5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228]*[.I220]" office:value-type="float" office:value="1890" calcext:value-type="float">
            <text:p>1890</text:p>
          </table:table-cell>
          <table:table-cell table:style-name="Default" table:formula="of:=[.J228]*[.J220]" office:value-type="float" office:value="1560" calcext:value-type="float">
            <text:p>1560</text:p>
          </table:table-cell>
          <table:table-cell table:formula="of:=[.K228]*[.K220]" office:value-type="float" office:value="2775" calcext:value-type="float">
            <text:p>2775</text:p>
          </table:table-cell>
          <table:table-cell table:formula="of:=[.L228]*[.L220]" office:value-type="float" office:value="4312" calcext:value-type="float">
            <text:p>4312</text:p>
          </table:table-cell>
          <table:table-cell table:formula="of:=[.M228]*[.M220]" office:value-type="float" office:value="3405" calcext:value-type="float">
            <text:p>3405</text:p>
          </table:table-cell>
          <table:table-cell table:formula="of:=[.N228]*[.N220]" office:value-type="float" office:value="900" calcext:value-type="float">
            <text:p>900</text:p>
          </table:table-cell>
          <table:table-cell table:style-name="ce14" table:formula="of:=SUM([.I229]+[.J229]+[.K229]+[.L229]+[.M229]+[.N229])" office:value-type="float" office:value="14842" calcext:value-type="float">
            <text:p>1484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otale/verifica</text:p>
          </table:table-cell>
          <table:table-cell table:formula="of:=[.O228]/[.M228]" office:value-type="float" office:value="3.23788546255507" calcext:value-type="float">
            <text:p>3.2378854626</text:p>
          </table:table-cell>
          <table:table-cell table:style-name="Default"/>
          <table:table-cell table:number-columns-repeated="4"/>
          <table:table-cell office:value-type="string" calcext:value-type="string">
            <text:p>QUESTO è il costo totale con analisi</text:p>
          </table:table-cell>
          <table:table-cell table:number-columns-repeated="4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4"/>
          <table:table-cell table:formula="of:=[.O229]-[.H138]" office:value-type="float" office:value="1808" calcext:value-type="float">
            <text:p>1808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VV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8"/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table:number-columns-repeated="4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table:number-columns-repeated="4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ore totali</text:p>
          </table:table-cell>
          <table:table-cell table:formula="of:=[.I238]+[.I239]+[.I240]+[.I241]+[.I242]+[.I243]" office:value-type="float" office:value="2" calcext:value-type="float">
            <text:p>2</text:p>
          </table:table-cell>
          <table:table-cell table:style-name="Default" table:formula="of:=[.J238]+[.J239]+[.J240]+[.J241]+[.J242]+[.J243]" office:value-type="float" office:value="2" calcext:value-type="float">
            <text:p>2</text:p>
          </table:table-cell>
          <table:table-cell table:formula="of:=[.K238]+[.K239]+[.K240]+[.K241]+[.K242]+[.K243]" office:value-type="float" office:value="0" calcext:value-type="float">
            <text:p>0</text:p>
          </table:table-cell>
          <table:table-cell table:formula="of:=[.L238]+[.L239]+[.L240]+[.L241]+[.L242]+[.L243]" office:value-type="float" office:value="4" calcext:value-type="float">
            <text:p>4</text:p>
          </table:table-cell>
          <table:table-cell table:formula="of:=[.M238]+[.M239]+[.M240]+[.M241]+[.M242]+[.M243]" office:value-type="float" office:value="125" calcext:value-type="float">
            <text:p>125</text:p>
          </table:table-cell>
          <table:table-cell table:formula="of:=[.N238]+[.N239]+[.N240]+[.N241]+[.N242]+[.N243]" office:value-type="float" office:value="26" calcext:value-type="float">
            <text:p>26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ore totali fino rq</text:p>
          </table:table-cell>
          <table:table-cell table:formula="of:=[.I195]+[.I175]" office:value-type="float" office:value="27" calcext:value-type="float">
            <text:p>27</text:p>
          </table:table-cell>
          <table:table-cell table:style-name="Default" table:formula="of:=[.J195]+[.J175]" office:value-type="float" office:value="35" calcext:value-type="float">
            <text:p>35</text:p>
          </table:table-cell>
          <table:table-cell table:formula="of:=[.K195]+[.K175]" office:value-type="float" office:value="35" calcext:value-type="float">
            <text:p>35</text:p>
          </table:table-cell>
          <table:table-cell table:formula="of:=[.L195]+[.L175]" office:value-type="float" office:value="258" calcext:value-type="float">
            <text:p>258</text:p>
          </table:table-cell>
          <table:table-cell table:formula="of:=[.M195]+[.M175]" office:value-type="float" office:value="66" calcext:value-type="float">
            <text:p>66</text:p>
          </table:table-cell>
          <table:table-cell table:formula="of:=[.N195]+[.N175]" office:value-type="float" office:value="48" calcext:value-type="float">
            <text:p>48</text:p>
          </table:table-cell>
          <table:table-cell table:formula="of:=[.I245]+[.J245]+[.K245]+[.L245]+[.M245]+[.N245]" office:value-type="float" office:value="469" calcext:value-type="float">
            <text:p>469</text:p>
          </table:table-cell>
          <table:table-cell table:formula="of:=[.O245]/6" office:value-type="float" office:value="78.1666666666667" calcext:value-type="float">
            <text:p>78.1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re da aggiuner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formula="of:=[.I246]+[.J246]+[.K246]+[.L246]+[.M246]+[.N246]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  <table:table-cell table:formula="of:=[.O245]+[.O246]" office:value-type="float" office:value="628" calcext:value-type="float">
            <text:p>628</text:p>
          </table:table-cell>
          <table:table-cell table:formula="of:=[.O247]/6" office:value-type="float" office:value="104.666666666667" calcext:value-type="float">
            <text:p>104.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osto VV</text:p>
          </table:table-cell>
          <table:table-cell table:formula="of:=[.I246]*[.I236]" office:value-type="float" office:value="60" calcext:value-type="float">
            <text:p>60</text:p>
          </table:table-cell>
          <table:table-cell table:style-name="Default" table:formula="of:=[.J246]*[.J236]" office:value-type="float" office:value="40" calcext:value-type="float">
            <text:p>40</text:p>
          </table:table-cell>
          <table:table-cell table:formula="of:=[.K246]*[.K236]" office:value-type="float" office:value="0" calcext:value-type="float">
            <text:p>0</text:p>
          </table:table-cell>
          <table:table-cell table:formula="of:=[.L246]*[.L236]" office:value-type="float" office:value="88" calcext:value-type="float">
            <text:p>88</text:p>
          </table:table-cell>
          <table:table-cell table:formula="of:=[.M246]*[.M236]" office:value-type="float" office:value="1875" calcext:value-type="float">
            <text:p>1875</text:p>
          </table:table-cell>
          <table:table-cell table:formula="of:=[.N246]*[.N236]" office:value-type="float" office:value="390" calcext:value-type="float">
            <text:p>390</text:p>
          </table:table-cell>
          <table:table-cell table:formula="of:=[.I248]+[.J248]+[.K248]+[.L248]+[.M248]+[.N248]" office:value-type="float" office:value="2453" calcext:value-type="float">
            <text:p>2453</text:p>
          </table:table-cell>
          <table:table-cell table:number-columns-repeated="4"/>
        </table:table-row>
        <table:table-row table:style-name="ro3">
          <table:table-cell table:number-columns-repeated="9"/>
          <table:table-cell table:style-name="Default"/>
          <table:table-cell/>
          <table:table-cell table:formula="of:=[.O247]/([.M245]+[.M246])" office:value-type="float" office:value="3.28795811518325" calcext:value-type="float">
            <text:p>3.2879581152</text:p>
          </table:table-cell>
          <table:table-cell table:number-columns-repeated="7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table:style-name="ce11" office:value-type="string" calcext:value-type="string">
            <text:p>TOTALISSIMO</text:p>
          </table:table-cell>
          <table:table-cell table:style-name="ce11" table:formula="of:=[.O248]+[.O196]+[.O176]" office:value-type="float" office:value="12224" calcext:value-type="float">
            <text:p>12224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000-00-00T00:00:01.990255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9M6S</meta:editing-duration>
    <meta:editing-cycles>16</meta:editing-cycles>
    <meta:generator>LibreOffice/4.1.3.2$Linux_X86_64 LibreOffice_project/410m0$Build-2</meta:generator>
    <dc:date>2014-09-10T17:04:39.481063446</dc:date>
    <dc:creator>Davide </dc:creator>
    <meta:document-statistic meta:table-count="1" meta:cell-count="984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